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b>
        <mi>log</mi>
        <mi>b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o fence="true" form="prefix" stretchy="false">(</mo>
            <mrow>
              <mrow>
                <mi>ln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o fence="true" form="prefix" stretchy="false">(</mo>
            <mrow>
              <mrow>
                <mi>ln</mi>
                <mrow>
                  <mo fence="true" form="prefix" stretchy="false">(</mo>
                  <mrow>
                    <mi>b</mi>
                  </mrow>
                  <mo fence="true" form="postfix" stretchy="false">)</mo>
                </mrow>
              </mrow>
            </mrow>
            <mo fence="true" form="postfix" stretchy="false">)</mo>
          </mrow>
        </mfrac>
      </mrow>
    </mrow>
    <annotation encoding="StarMath 5.0">log_b(x) = (ln(x)) over (ln(b)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Zach Dodson</meta:initial-creator>
    <meta:creation-date>2025-10-17T12:16:03.750000367</meta:creation-date>
    <dc:date>2025-10-17T12:22:46.832411767</dc:date>
    <dc:creator>Zach Dodson</dc:creator>
    <meta:editing-duration>PT5M26S</meta:editing-duration>
    <meta:editing-cycles>2</meta:editing-cycles>
    <meta:generator>LibreOffice/25.2.6.2$Linux_X86_64 LibreOffice_project/520$Build-2</meta:generator>
  </office:meta>
</office:document-meta>
</file>